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number-columns-repeated="55" table:default-cell-style-name="ce32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09-27" calcext:value-type="date">
            <text:p>27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1]-[.F11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2]-[.F12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3]-[.F13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7" table:formula="of:=SUM([.H2:.H13])" office:value-type="float" office:value="870" calcext:value-type="float">
            <text:p>870,00</text:p>
          </table:table-cell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31978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4.156505818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4.1589082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4.520787438</dc:date>
    <meta:print-date>2019-12-18T13:30:11.329000000</meta:print-date>
    <dc:language>pt-PT</dc:language>
    <meta:editing-cycles>465</meta:editing-cycles>
    <meta:editing-duration>PT14H58M33S</meta:editing-duration>
    <meta:document-statistic meta:table-count="1" meta:cell-count="91" meta:object-count="0"/>
    <meta:user-defined meta:name="Info 0"/>
    <meta:user-defined meta:name="Info 1"/>
    <meta:user-defined meta:name="Info 2"/>
    <meta:user-defined meta:name="Info 3"/>
  </office:meta>
</office:document-meta>
</file>